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E000001B3867AAECD6172F899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191919" draw:fill-color="#191919" draw:textarea-horizontal-align="justify" draw:textarea-vertical-align="middle" draw:auto-grow-height="false" fo:min-height="15.879cm" fo:min-width="19.09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81cm" svg:stroke-color="#81d41a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objectwithoutfill">
      <style:graphic-properties svg:stroke-width="0.081cm" svg:stroke-color="#ff0000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5983b0" draw:marker-start-width="0.321cm" draw:marker-end-width="0.321cm" draw:fill-color="#191919" draw:textarea-horizontal-align="justify" draw:textarea-vertical-align="middle" draw:auto-grow-height="false" fo:min-height="0.299cm" fo:min-width="0.049cm" fo:padding-top="0.165cm" fo:padding-bottom="0.165cm" fo:padding-left="0.29cm" fo:padding-right="0.29cm"/>
    </style:style>
    <style:style style:name="gr7" style:family="graphic" style:parent-style-name="standard">
      <style:graphic-properties svg:stroke-color="#5983b0" draw:fill-color="#5983b0" draw:textarea-horizontal-align="justify" draw:textarea-vertical-align="middle" draw:auto-grow-height="false" fo:min-height="0.021cm" fo:min-width="0cm"/>
    </style:style>
    <style:style style:name="gr8" style:family="graphic" style:parent-style-name="standard">
      <style:graphic-properties draw:stroke="dash" draw:stroke-dash="Dot" svg:stroke-width="0.035cm" svg:stroke-color="#ffffff" draw:marker-start-width="0.252cm" draw:marker-end-width="0.252cm" draw:fill="none" draw:textarea-horizontal-align="justify" draw:textarea-vertical-align="middle" draw:auto-grow-height="false" fo:min-height="2.718cm" fo:min-width="2.449cm" fo:padding-top="0.142cm" fo:padding-bottom="0.142cm" fo:padding-left="0.267cm" fo:padding-right="0.267cm"/>
    </style:style>
    <style:style style:name="gr9" style:family="graphic" style:parent-style-name="standard">
      <style:graphic-properties draw:stroke="dash" draw:stroke-dash="Dot" svg:stroke-width="0.035cm" svg:stroke-color="#ffffff" draw:marker-start-width="0.252cm" draw:marker-end-width="0.252cm" draw:fill="none" draw:textarea-horizontal-align="justify" draw:textarea-vertical-align="middle" draw:auto-grow-height="false" fo:min-height="2.718cm" fo:min-width="2.5cm" fo:padding-top="0.142cm" fo:padding-bottom="0.142cm" fo:padding-left="0.267cm" fo:padding-right="0.267cm"/>
    </style:style>
    <style:style style:name="gr10" style:family="graphic" style:parent-style-name="standard">
      <style:graphic-properties draw:stroke="dash" draw:stroke-dash="Dot" svg:stroke-width="0.035cm" svg:stroke-color="#ffffff" draw:marker-start-width="0.252cm" draw:marker-end-width="0.252cm" draw:fill="none" draw:textarea-horizontal-align="justify" draw:textarea-vertical-align="middle" draw:auto-grow-height="false" fo:min-height="2.718cm" fo:min-width="2.448cm" fo:padding-top="0.142cm" fo:padding-bottom="0.142cm" fo:padding-left="0.267cm" fo:padding-right="0.267cm"/>
    </style:style>
    <style:style style:name="gr11" style:family="graphic" style:parent-style-name="standard">
      <style:graphic-properties draw:stroke="dash" draw:stroke-dash="Dot" svg:stroke-width="0.035cm" svg:stroke-color="#ffffff" draw:marker-start-width="0.252cm" draw:marker-end-width="0.252cm" draw:fill="none" draw:textarea-horizontal-align="justify" draw:textarea-vertical-align="middle" draw:auto-grow-height="false" fo:min-height="2.764cm" fo:min-width="2.495cm" fo:padding-top="0.142cm" fo:padding-bottom="0.142cm" fo:padding-left="0.267cm" fo:padding-right="0.267cm"/>
    </style:style>
    <style:style style:name="gr12" style:family="graphic" style:parent-style-name="standard">
      <style:graphic-properties draw:stroke="dash" draw:stroke-dash="Dot" svg:stroke-width="0.035cm" svg:stroke-color="#ffffff" draw:marker-start-width="0.252cm" draw:marker-end-width="0.252cm" draw:fill="none" draw:textarea-horizontal-align="justify" draw:textarea-vertical-align="middle" draw:auto-grow-height="false" fo:min-height="2.764cm" fo:min-width="2.546cm" fo:padding-top="0.142cm" fo:padding-bottom="0.142cm" fo:padding-left="0.267cm" fo:padding-right="0.267cm"/>
    </style:style>
    <style:style style:name="gr13" style:family="graphic" style:parent-style-name="standard">
      <style:graphic-properties draw:stroke="dash" draw:stroke-dash="Dot" svg:stroke-width="0.035cm" svg:stroke-color="#ffffff" draw:marker-start-width="0.252cm" draw:marker-end-width="0.252cm" draw:fill="none" draw:textarea-horizontal-align="justify" draw:textarea-vertical-align="middle" draw:auto-grow-height="false" fo:min-height="2.764cm" fo:min-width="2.494cm" fo:padding-top="0.142cm" fo:padding-bottom="0.142cm" fo:padding-left="0.267cm" fo:padding-right="0.267cm"/>
    </style:style>
    <style:style style:name="gr14" style:family="graphic" style:parent-style-name="standard">
      <style:graphic-properties draw:stroke="dash" draw:stroke-dash="Dashed_20__28_var_29_" svg:stroke-width="0.081cm" svg:stroke-color="#81d41a" draw:marker-start-width="0.321cm" draw:marker-end-width="0.321cm" draw:fill="none" draw:textarea-horizontal-align="justify" draw:textarea-vertical-align="middle" draw:auto-grow-height="false" fo:min-height="2.718cm" fo:min-width="0.563cm" fo:padding-top="0.165cm" fo:padding-bottom="0.165cm" fo:padding-left="0.29cm" fo:padding-right="0.29cm"/>
    </style:style>
    <style:style style:name="gr15" style:family="graphic" style:parent-style-name="standard">
      <style:graphic-properties svg:stroke-color="#ffb66c" draw:fill-color="#ffb66c" draw:textarea-horizontal-align="justify" draw:textarea-vertical-align="middle" draw:auto-grow-height="false" fo:min-height="0.199cm" fo:min-width="0cm"/>
    </style:style>
    <style:style style:name="gr16" style:family="graphic" style:parent-style-name="standard">
      <style:graphic-properties draw:stroke="none" svg:stroke-color="#000000" draw:fill="none" draw:fill-color="#ffffff" fo:min-height="1.727cm"/>
      <style:paragraph-properties style:writing-mode="lr-tb"/>
    </style:style>
    <style:style style:name="gr17" style:family="graphic" style:parent-style-name="standard">
      <style:graphic-properties draw:stroke="dash" draw:stroke-dash="Dashed_20__28_var_29_" svg:stroke-width="0.081cm" svg:stroke-color="#81d41a" draw:marker-start-width="0.321cm" draw:marker-end-width="0.321cm" draw:fill="none" draw:textarea-horizontal-align="justify" draw:textarea-vertical-align="middle" draw:auto-grow-height="false" fo:min-height="2.718cm" fo:min-width="2.595cm" fo:padding-top="0.165cm" fo:padding-bottom="0.165cm" fo:padding-left="0.29cm" fo:padding-right="0.29cm"/>
    </style:style>
    <style:style style:name="gr18" style:family="graphic" style:parent-style-name="standard">
      <style:graphic-properties draw:stroke="dash" draw:stroke-dash="Dashed_20__28_var_29_" svg:stroke-width="0.081cm" svg:stroke-color="#81d41a" draw:marker-start-width="0.321cm" draw:marker-end-width="0.321cm" draw:fill="none" draw:textarea-horizontal-align="justify" draw:textarea-vertical-align="middle" draw:auto-grow-height="false" fo:min-height="2.718cm" fo:min-width="0.436cm" fo:padding-top="0.165cm" fo:padding-bottom="0.165cm" fo:padding-left="0.29cm" fo:padding-right="0.29cm"/>
    </style:style>
    <style:style style:name="P1" style:family="paragraph">
      <loext:graphic-properties draw:fill-color="#191919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color="#5983b0"/>
    </style:style>
    <style:style style:name="P5" style:family="paragraph">
      <loext:graphic-properties draw:fill="none" draw:fill-color="#ffffff"/>
      <style:paragraph-properties style:writing-mode="lr-tb"/>
      <style:text-properties fo:color="#ffffff"/>
    </style:style>
    <style:style style:name="P6" style:family="paragraph">
      <loext:graphic-properties draw:fill="none" draw:fill-color="#ffffff"/>
      <style:paragraph-properties style:writing-mode="lr-tb"/>
      <style:text-properties fo:color="#81d41a"/>
    </style:style>
    <style:style style:name="P7" style:family="paragraph">
      <loext:graphic-properties draw:fill-color="#5983b0"/>
      <style:paragraph-properties fo:text-align="center"/>
    </style:style>
    <style:style style:name="P8" style:family="paragraph">
      <loext:graphic-properties draw:fill="none" draw:fill-color="#ffffff"/>
      <style:paragraph-properties style:writing-mode="lr-tb"/>
      <style:text-properties fo:color="#ff4000"/>
    </style:style>
    <style:style style:name="P9" style:family="paragraph">
      <loext:graphic-properties draw:fill-color="#ffb66c"/>
      <style:paragraph-properties fo:text-align="center"/>
    </style:style>
    <style:style style:name="T1" style:family="text">
      <style:text-properties fo:color="#5983b0" style:text-position="0% 100%"/>
    </style:style>
    <style:style style:name="T2" style:family="text">
      <style:text-properties fo:color="#5983b0" style:text-position="-33% 58%"/>
    </style:style>
    <style:style style:name="T3" style:family="text">
      <style:text-properties fo:color="#ffffff" style:text-position="0% 100%"/>
    </style:style>
    <style:style style:name="T4" style:family="text">
      <style:text-properties fo:color="#ffffff" style:text-position="-33% 58%"/>
    </style:style>
    <style:style style:name="T5" style:family="text">
      <style:text-properties fo:color="#81d41a" style:text-position="0% 100%"/>
    </style:style>
    <style:style style:name="T6" style:family="text">
      <style:text-properties fo:color="#81d41a" style:text-position="-33% 58%"/>
    </style:style>
    <style:style style:name="T7" style:family="text">
      <style:text-properties fo:color="#ff4000"/>
    </style:style>
    <style:style style:name="T8" style:family="text">
      <style:text-properties fo:color="#ff4000"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6.129cm" svg:x="-0.032cm" svg:y="-0.0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51cm" svg:height="4.471cm" svg:x="12.446cm" svg:y="11.557cm">
          <draw:image xlink:href="Pictures/10000201000002AE000001B3867AAECD6172F899.png" xlink:type="simple" xlink:show="embed" xlink:actuate="onLoad" loext:mime-type="image/png">
            <text:p/>
          </draw:image>
        </draw:frame>
        <draw:g>
          <draw:line draw:style-name="gr3" draw:text-style-name="P3" draw:layer="layout" svg:x1="1.62cm" svg:y1="10.889cm" svg:x2="1.64cm" svg:y2="7.841cm">
            <text:p/>
          </draw:line>
          <draw:frame draw:style-name="gr4" draw:text-style-name="P4" draw:layer="layout" svg:width="1.651cm" svg:height="1.673cm" svg:x="1.239cm" svg:y="11.248cm">
            <draw:text-box>
              <text:p><text:span text:style-name="T1">z</text:span><text:span text:style-name="T2">0</text:span></text:p>
            </draw:text-box>
          </draw:frame>
          <draw:frame draw:style-name="gr4" draw:text-style-name="P5" draw:layer="layout" svg:width="1.651cm" svg:height="1.673cm" svg:x="1.493cm" svg:y="12.264cm">
            <draw:text-box>
              <text:p><text:span text:style-name="T3">F</text:span><text:span text:style-name="T4">0</text:span></text:p>
            </draw:text-box>
          </draw:frame>
          <draw:frame draw:style-name="gr4" draw:text-style-name="P6" draw:layer="layout" svg:width="1.651cm" svg:height="1.673cm" svg:x="0.383cm" svg:y="7.339cm">
            <draw:text-box>
              <text:p><text:span text:style-name="T5">y</text:span><text:span text:style-name="T6">0</text:span></text:p>
            </draw:text-box>
          </draw:frame>
          <draw:line draw:style-name="gr5" draw:text-style-name="P3" draw:layer="layout" svg:x1="1.652cm" svg:y1="10.916cm" svg:x2="4.7cm" svg:y2="10.916cm">
            <text:p/>
          </draw:line>
          <draw:g>
            <draw:custom-shape draw:style-name="gr6" draw:text-style-name="P1" draw:layer="layout" svg:width="0.889cm" svg:height="0.889cm" svg:x="1.112cm" svg:y="10.3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7" draw:layer="layout" svg:width="0.381cm" svg:height="0.381cm" svg:x="1.366cm" svg:y="10.6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4" draw:text-style-name="P8" draw:layer="layout" svg:width="1.651cm" svg:height="1.673cm" svg:x="3.811cm" svg:y="11.509cm">
          <draw:text-box>
            <text:p><text:span text:style-name="T7">x</text:span><text:span text:style-name="T8">0</text:span></text:p>
          </draw:text-box>
        </draw:frame>
      </draw:page>
      <draw:page draw:name="page2" draw:style-name="dp1" draw:master-page-name="Default">
        <draw:custom-shape draw:style-name="gr1" draw:text-style-name="P1" draw:layer="layout" svg:width="19.59cm" svg:height="16.129cm" svg:x="-0.032cm" svg:y="-0.02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029cm" svg:height="3.048cm" svg:x="4.684cm" svg:y="7.8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029cm" svg:height="3.048cm" svg:x="7.722cm" svg:y="7.82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029cm" svg:height="3.048cm" svg:x="7.749cm" svg:y="4.74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3.08cm" svg:height="3.048cm" svg:x="1.619cm" svg:y="4.7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029cm" svg:height="3.048cm" svg:x="4.684cm" svg:y="1.747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029cm" svg:height="3.048cm" svg:x="7.749cm" svg:y="1.7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028cm" svg:height="3.048cm" svg:x="10.815cm" svg:y="7.8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028cm" svg:height="3.048cm" svg:x="10.815cm" svg:y="4.747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3.028cm" svg:height="3.048cm" svg:x="10.815cm" svg:y="1.747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.651cm" svg:height="1.673cm" svg:x="3.81cm" svg:y="11.508cm">
          <draw:text-box>
            <text:p><text:span text:style-name="T7">x</text:span><text:span text:style-name="T8">0</text:span></text:p>
          </draw:text-box>
        </draw:frame>
        <draw:frame draw:style-name="gr2" draw:text-style-name="P2" draw:layer="layout" svg:width="7.051cm" svg:height="4.471cm" svg:x="12.447cm" svg:y="11.558cm">
          <draw:image xlink:href="Pictures/10000201000002AE000001B3867AAECD6172F899.png" xlink:type="simple" xlink:show="embed" xlink:actuate="onLoad" loext:mime-type="image/png">
            <text:p/>
          </draw:image>
        </draw:frame>
        <draw:g>
          <draw:line draw:style-name="gr3" draw:text-style-name="P3" draw:layer="layout" svg:x1="1.619cm" svg:y1="10.889cm" svg:x2="1.639cm" svg:y2="7.841cm">
            <text:p/>
          </draw:line>
          <draw:frame draw:style-name="gr4" draw:text-style-name="P4" draw:layer="layout" svg:width="1.651cm" svg:height="1.673cm" svg:x="1.238cm" svg:y="11.248cm">
            <draw:text-box>
              <text:p><text:span text:style-name="T1">z</text:span><text:span text:style-name="T2">0</text:span></text:p>
            </draw:text-box>
          </draw:frame>
          <draw:frame draw:style-name="gr4" draw:text-style-name="P5" draw:layer="layout" svg:width="1.651cm" svg:height="1.673cm" svg:x="1.492cm" svg:y="12.264cm">
            <draw:text-box>
              <text:p><text:span text:style-name="T3">F</text:span><text:span text:style-name="T4">0</text:span></text:p>
            </draw:text-box>
          </draw:frame>
          <draw:frame draw:style-name="gr4" draw:text-style-name="P6" draw:layer="layout" svg:width="1.651cm" svg:height="1.673cm" svg:x="0.382cm" svg:y="7.339cm">
            <draw:text-box>
              <text:p><text:span text:style-name="T5">y</text:span><text:span text:style-name="T6">0</text:span></text:p>
            </draw:text-box>
          </draw:frame>
          <draw:line draw:style-name="gr5" draw:text-style-name="P3" draw:layer="layout" svg:x1="1.651cm" svg:y1="10.916cm" svg:x2="4.699cm" svg:y2="10.916cm">
            <text:p/>
          </draw:line>
          <draw:g>
            <draw:custom-shape draw:style-name="gr6" draw:text-style-name="P1" draw:layer="layout" svg:width="0.889cm" svg:height="0.889cm" svg:x="1.111cm" svg:y="10.3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7" draw:layer="layout" svg:width="0.381cm" svg:height="0.381cm" svg:x="1.365cm" svg:y="10.6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9" draw:text-style-name="P2" draw:layer="layout" svg:width="3.08cm" svg:height="3.048cm" svg:x="1.619cm" svg:y="1.747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" draw:text-style-name="P1" draw:layer="layout" svg:width="19.59cm" svg:height="16.129cm" svg:x="-0.032cm" svg:y="-0.0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4.684cm" svg:y="7.8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7.722cm" svg:y="7.8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7.749cm" svg:y="4.7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8cm" svg:height="3.048cm" svg:x="1.619cm" svg:y="4.7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4.684cm" svg:y="1.7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7.749cm" svg:y="1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28cm" svg:height="3.048cm" svg:x="10.815cm" svg:y="7.8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28cm" svg:height="3.048cm" svg:x="10.815cm" svg:y="4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28cm" svg:height="3.048cm" svg:x="10.815cm" svg:y="1.747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.651cm" svg:height="1.673cm" svg:x="3.81cm" svg:y="11.508cm">
          <draw:text-box>
            <text:p><text:span text:style-name="T7">x</text:span><text:span text:style-name="T8">0</text:span></text:p>
          </draw:text-box>
        </draw:frame>
        <draw:frame draw:style-name="gr2" draw:text-style-name="P2" draw:layer="layout" svg:width="7.051cm" svg:height="4.471cm" svg:x="12.447cm" svg:y="11.558cm">
          <draw:image xlink:href="Pictures/10000201000002AE000001B3867AAECD6172F899.png" xlink:type="simple" xlink:show="embed" xlink:actuate="onLoad" loext:mime-type="image/png">
            <text:p/>
          </draw:image>
        </draw:frame>
        <draw:g>
          <draw:line draw:style-name="gr3" draw:text-style-name="P3" draw:layer="layout" svg:x1="1.619cm" svg:y1="10.889cm" svg:x2="1.639cm" svg:y2="7.841cm">
            <text:p/>
          </draw:line>
          <draw:frame draw:style-name="gr4" draw:text-style-name="P4" draw:layer="layout" svg:width="1.651cm" svg:height="1.673cm" svg:x="1.238cm" svg:y="11.248cm">
            <draw:text-box>
              <text:p><text:span text:style-name="T1">z</text:span><text:span text:style-name="T2">0</text:span></text:p>
            </draw:text-box>
          </draw:frame>
          <draw:frame draw:style-name="gr4" draw:text-style-name="P5" draw:layer="layout" svg:width="1.651cm" svg:height="1.673cm" svg:x="1.492cm" svg:y="12.264cm">
            <draw:text-box>
              <text:p><text:span text:style-name="T3">F</text:span><text:span text:style-name="T4">0</text:span></text:p>
            </draw:text-box>
          </draw:frame>
          <draw:frame draw:style-name="gr4" draw:text-style-name="P6" draw:layer="layout" svg:width="1.651cm" svg:height="1.673cm" svg:x="0.382cm" svg:y="7.339cm">
            <draw:text-box>
              <text:p><text:span text:style-name="T5">y</text:span><text:span text:style-name="T6">0</text:span></text:p>
            </draw:text-box>
          </draw:frame>
          <draw:line draw:style-name="gr5" draw:text-style-name="P3" draw:layer="layout" svg:x1="1.651cm" svg:y1="10.916cm" svg:x2="4.699cm" svg:y2="10.916cm">
            <text:p/>
          </draw:line>
          <draw:g>
            <draw:custom-shape draw:style-name="gr6" draw:text-style-name="P1" draw:layer="layout" svg:width="0.889cm" svg:height="0.889cm" svg:x="1.111cm" svg:y="10.38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7" draw:text-style-name="P7" draw:layer="layout" svg:width="0.381cm" svg:height="0.381cm" svg:x="1.365cm" svg:y="10.63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custom-shape draw:style-name="gr12" draw:text-style-name="P2" draw:layer="layout" svg:width="3.08cm" svg:height="3.048cm" svg:x="1.619cm" svg:y="1.7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143cm" svg:height="3.048cm" svg:x="17.907cm" svg:y="11.81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0.635cm" svg:height="0.635cm" svg:x="7.366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  <draw:page draw:name="page4" draw:style-name="dp1" draw:master-page-name="Default">
        <draw:custom-shape draw:style-name="gr1" draw:text-style-name="P1" draw:layer="layout" svg:width="19.59cm" svg:height="16.129cm" svg:x="-0.032cm" svg:y="-0.0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4.684cm" svg:y="7.8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7.722cm" svg:y="7.8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7.749cm" svg:y="4.7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8cm" svg:height="3.048cm" svg:x="1.619cm" svg:y="4.7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4.684cm" svg:y="1.7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7.749cm" svg:y="1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28cm" svg:height="3.048cm" svg:x="10.815cm" svg:y="7.8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28cm" svg:height="3.048cm" svg:x="10.815cm" svg:y="4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28cm" svg:height="3.048cm" svg:x="10.815cm" svg:y="1.747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.651cm" svg:height="1.673cm" svg:x="3.81cm" svg:y="11.508cm">
          <draw:text-box>
            <text:p><text:span text:style-name="T7">x</text:span><text:span text:style-name="T8">0</text:span></text:p>
          </draw:text-box>
        </draw:frame>
        <draw:frame draw:style-name="gr2" draw:text-style-name="P2" draw:layer="layout" svg:width="7.051cm" svg:height="4.471cm" svg:x="12.447cm" svg:y="11.558cm">
          <draw:image xlink:href="Pictures/10000201000002AE000001B3867AAECD6172F899.png" xlink:type="simple" xlink:show="embed" xlink:actuate="onLoad" loext:mime-type="image/png">
            <text:p/>
          </draw:image>
        </draw:frame>
        <draw:line draw:style-name="gr3" draw:text-style-name="P3" draw:layer="layout" svg:x1="1.619cm" svg:y1="10.889cm" svg:x2="1.639cm" svg:y2="7.841cm">
          <text:p/>
        </draw:line>
        <draw:frame draw:style-name="gr4" draw:text-style-name="P4" draw:layer="layout" svg:width="1.651cm" svg:height="1.673cm" svg:x="1.238cm" svg:y="11.248cm">
          <draw:text-box>
            <text:p><text:span text:style-name="T1">z</text:span><text:span text:style-name="T2">0</text:span></text:p>
          </draw:text-box>
        </draw:frame>
        <draw:frame draw:style-name="gr4" draw:text-style-name="P5" draw:layer="layout" svg:width="1.651cm" svg:height="1.673cm" svg:x="1.492cm" svg:y="12.264cm">
          <draw:text-box>
            <text:p><text:span text:style-name="T3">F</text:span><text:span text:style-name="T4">0</text:span></text:p>
          </draw:text-box>
        </draw:frame>
        <draw:frame draw:style-name="gr4" draw:text-style-name="P6" draw:layer="layout" svg:width="1.651cm" svg:height="1.673cm" svg:x="0.382cm" svg:y="7.339cm">
          <draw:text-box>
            <text:p><text:span text:style-name="T5">y</text:span><text:span text:style-name="T6">0</text:span></text:p>
          </draw:text-box>
        </draw:frame>
        <draw:line draw:style-name="gr5" draw:text-style-name="P3" draw:layer="layout" svg:x1="1.651cm" svg:y1="10.916cm" svg:x2="4.699cm" svg:y2="10.916cm">
          <text:p/>
        </draw:line>
        <draw:g>
          <draw:custom-shape draw:style-name="gr6" draw:text-style-name="P1" draw:layer="layout" svg:width="0.889cm" svg:height="0.889cm" svg:x="1.111cm" svg:y="10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381cm" svg:height="0.381cm" svg:x="1.365cm" svg:y="1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2" draw:layer="layout" svg:width="3.08cm" svg:height="3.048cm" svg:x="1.619cm" svg:y="1.7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143cm" svg:height="3.048cm" svg:x="14.478cm" svg:y="11.93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747cm" svg:y1="1.778cm" svg:x2="7.747cm" svg:y2="4.826cm">
          <text:p/>
        </draw:line>
        <draw:custom-shape draw:style-name="gr15" draw:text-style-name="P9" draw:layer="layout" svg:width="0.635cm" svg:height="0.635cm" svg:x="7.366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8" draw:layer="layout" svg:width="1.651cm" svg:height="1.673cm" svg:x="6.477cm" svg:y="3.429cm">
          <draw:text-box>
            <text:p><text:span text:style-name="T7">x</text:span><text:span text:style-name="T8">1</text:span></text:p>
          </draw:text-box>
        </draw:frame>
      </draw:page>
      <draw:page draw:name="page5" draw:style-name="dp1" draw:master-page-name="Default">
        <draw:custom-shape draw:style-name="gr1" draw:text-style-name="P1" draw:layer="layout" svg:width="19.59cm" svg:height="16.129cm" svg:x="-0.032cm" svg:y="-0.0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4.684cm" svg:y="7.8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7.722cm" svg:y="7.8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7.749cm" svg:y="4.7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8cm" svg:height="3.048cm" svg:x="1.619cm" svg:y="4.7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4.684cm" svg:y="1.7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7.749cm" svg:y="1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28cm" svg:height="3.048cm" svg:x="10.815cm" svg:y="7.8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28cm" svg:height="3.048cm" svg:x="10.815cm" svg:y="4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28cm" svg:height="3.048cm" svg:x="10.815cm" svg:y="1.747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.651cm" svg:height="1.673cm" svg:x="3.81cm" svg:y="11.508cm">
          <draw:text-box>
            <text:p><text:span text:style-name="T7">x</text:span><text:span text:style-name="T8">0</text:span></text:p>
          </draw:text-box>
        </draw:frame>
        <draw:frame draw:style-name="gr2" draw:text-style-name="P2" draw:layer="layout" svg:width="7.051cm" svg:height="4.471cm" svg:x="12.447cm" svg:y="11.558cm">
          <draw:image xlink:href="Pictures/10000201000002AE000001B3867AAECD6172F899.png" xlink:type="simple" xlink:show="embed" xlink:actuate="onLoad" loext:mime-type="image/png">
            <text:p/>
          </draw:image>
        </draw:frame>
        <draw:line draw:style-name="gr3" draw:text-style-name="P3" draw:layer="layout" svg:x1="1.619cm" svg:y1="10.889cm" svg:x2="1.639cm" svg:y2="7.841cm">
          <text:p/>
        </draw:line>
        <draw:frame draw:style-name="gr4" draw:text-style-name="P4" draw:layer="layout" svg:width="1.651cm" svg:height="1.673cm" svg:x="1.238cm" svg:y="11.248cm">
          <draw:text-box>
            <text:p><text:span text:style-name="T1">z</text:span><text:span text:style-name="T2">0</text:span></text:p>
          </draw:text-box>
        </draw:frame>
        <draw:frame draw:style-name="gr4" draw:text-style-name="P5" draw:layer="layout" svg:width="1.651cm" svg:height="1.673cm" svg:x="1.492cm" svg:y="12.264cm">
          <draw:text-box>
            <text:p><text:span text:style-name="T3">F</text:span><text:span text:style-name="T4">0</text:span></text:p>
          </draw:text-box>
        </draw:frame>
        <draw:frame draw:style-name="gr4" draw:text-style-name="P6" draw:layer="layout" svg:width="1.651cm" svg:height="1.673cm" svg:x="0.381cm" svg:y="7.366cm">
          <draw:text-box>
            <text:p><text:span text:style-name="T5">y</text:span><text:span text:style-name="T6">0</text:span></text:p>
          </draw:text-box>
        </draw:frame>
        <draw:line draw:style-name="gr5" draw:text-style-name="P3" draw:layer="layout" svg:x1="1.651cm" svg:y1="10.916cm" svg:x2="4.699cm" svg:y2="10.916cm">
          <text:p/>
        </draw:line>
        <draw:g>
          <draw:custom-shape draw:style-name="gr6" draw:text-style-name="P1" draw:layer="layout" svg:width="0.889cm" svg:height="0.889cm" svg:x="1.111cm" svg:y="10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381cm" svg:height="0.381cm" svg:x="1.365cm" svg:y="1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2" draw:layer="layout" svg:width="3.08cm" svg:height="3.048cm" svg:x="1.619cm" svg:y="1.7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143cm" svg:height="3.048cm" svg:x="15.748cm" svg:y="11.811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747cm" svg:y1="1.778cm" svg:x2="7.747cm" svg:y2="4.826cm">
          <text:p/>
        </draw:line>
        <draw:frame draw:style-name="gr4" draw:text-style-name="P8" draw:layer="layout" svg:width="1.651cm" svg:height="1.673cm" svg:x="6.477cm" svg:y="3.429cm">
          <draw:text-box>
            <text:p><text:span text:style-name="T7">x</text:span><text:span text:style-name="T8">1</text:span></text:p>
          </draw:text-box>
        </draw:frame>
        <draw:line draw:style-name="gr3" draw:text-style-name="P3" draw:layer="layout" svg:x1="7.747cm" svg:y1="1.805cm" svg:x2="10.922cm" svg:y2="1.805cm">
          <text:p/>
        </draw:line>
        <draw:custom-shape draw:style-name="gr15" draw:text-style-name="P9" draw:layer="layout" svg:width="0.635cm" svg:height="0.635cm" svg:x="7.366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651cm" svg:height="1.673cm" svg:x="9.652cm" svg:y="1.883cm">
          <draw:text-box>
            <text:p><text:span text:style-name="T5">y</text:span><text:span text:style-name="T6">1</text:span></text:p>
          </draw:text-box>
        </draw:frame>
      </draw:page>
      <draw:page draw:name="page6" draw:style-name="dp1" draw:master-page-name="Default">
        <draw:custom-shape draw:style-name="gr1" draw:text-style-name="P1" draw:layer="layout" svg:width="19.59cm" svg:height="16.129cm" svg:x="-0.032cm" svg:y="-0.02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4.684cm" svg:y="7.8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7.722cm" svg:y="7.8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7.749cm" svg:y="4.7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8cm" svg:height="3.048cm" svg:x="1.619cm" svg:y="4.7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4.684cm" svg:y="1.7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7.749cm" svg:y="1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28cm" svg:height="3.048cm" svg:x="10.815cm" svg:y="7.8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28cm" svg:height="3.048cm" svg:x="10.815cm" svg:y="4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28cm" svg:height="3.048cm" svg:x="10.815cm" svg:y="1.747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.651cm" svg:height="1.673cm" svg:x="3.81cm" svg:y="11.508cm">
          <draw:text-box>
            <text:p><text:span text:style-name="T7">x</text:span><text:span text:style-name="T8">0</text:span></text:p>
          </draw:text-box>
        </draw:frame>
        <draw:frame draw:style-name="gr2" draw:text-style-name="P2" draw:layer="layout" svg:width="7.051cm" svg:height="4.471cm" svg:x="12.447cm" svg:y="11.558cm">
          <draw:image xlink:href="Pictures/10000201000002AE000001B3867AAECD6172F899.png" xlink:type="simple" xlink:show="embed" xlink:actuate="onLoad" loext:mime-type="image/png">
            <text:p/>
          </draw:image>
        </draw:frame>
        <draw:line draw:style-name="gr3" draw:text-style-name="P3" draw:layer="layout" svg:x1="1.619cm" svg:y1="10.889cm" svg:x2="1.639cm" svg:y2="7.841cm">
          <text:p/>
        </draw:line>
        <draw:frame draw:style-name="gr4" draw:text-style-name="P4" draw:layer="layout" svg:width="1.651cm" svg:height="1.673cm" svg:x="1.238cm" svg:y="11.248cm">
          <draw:text-box>
            <text:p><text:span text:style-name="T1">z</text:span><text:span text:style-name="T2">0</text:span></text:p>
          </draw:text-box>
        </draw:frame>
        <draw:frame draw:style-name="gr4" draw:text-style-name="P5" draw:layer="layout" svg:width="1.651cm" svg:height="1.673cm" svg:x="1.492cm" svg:y="12.264cm">
          <draw:text-box>
            <text:p><text:span text:style-name="T3">F</text:span><text:span text:style-name="T4">0</text:span></text:p>
          </draw:text-box>
        </draw:frame>
        <draw:frame draw:style-name="gr4" draw:text-style-name="P6" draw:layer="layout" svg:width="1.651cm" svg:height="1.673cm" svg:x="0.381cm" svg:y="7.366cm">
          <draw:text-box>
            <text:p><text:span text:style-name="T5">y</text:span><text:span text:style-name="T6">0</text:span></text:p>
          </draw:text-box>
        </draw:frame>
        <draw:line draw:style-name="gr5" draw:text-style-name="P3" draw:layer="layout" svg:x1="1.651cm" svg:y1="10.916cm" svg:x2="4.699cm" svg:y2="10.916cm">
          <text:p/>
        </draw:line>
        <draw:g>
          <draw:custom-shape draw:style-name="gr6" draw:text-style-name="P1" draw:layer="layout" svg:width="0.889cm" svg:height="0.889cm" svg:x="1.111cm" svg:y="10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381cm" svg:height="0.381cm" svg:x="1.365cm" svg:y="1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2" draw:text-style-name="P2" draw:layer="layout" svg:width="3.08cm" svg:height="3.048cm" svg:x="1.619cm" svg:y="1.74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1.143cm" svg:height="3.048cm" svg:x="16.637cm" svg:y="11.811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7.747cm" svg:y1="1.778cm" svg:x2="7.747cm" svg:y2="4.826cm">
          <text:p/>
        </draw:line>
        <draw:frame draw:style-name="gr4" draw:text-style-name="P8" draw:layer="layout" svg:width="1.651cm" svg:height="1.673cm" svg:x="6.477cm" svg:y="3.429cm">
          <draw:text-box>
            <text:p><text:span text:style-name="T7">x</text:span><text:span text:style-name="T8">1</text:span></text:p>
          </draw:text-box>
        </draw:frame>
        <draw:line draw:style-name="gr3" draw:text-style-name="P3" draw:layer="layout" svg:x1="7.747cm" svg:y1="1.805cm" svg:x2="10.922cm" svg:y2="1.805cm">
          <text:p/>
        </draw:line>
        <draw:custom-shape draw:style-name="gr15" draw:text-style-name="P9" draw:layer="layout" svg:width="0.635cm" svg:height="0.635cm" svg:x="7.366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651cm" svg:height="1.673cm" svg:x="9.652cm" svg:y="1.883cm">
          <draw:text-box>
            <text:p><text:span text:style-name="T5">y</text:span><text:span text:style-name="T6">1</text:span></text:p>
          </draw:text-box>
        </draw:frame>
        <draw:g>
          <draw:custom-shape draw:style-name="gr6" draw:text-style-name="P1" draw:layer="layout" svg:width="0.889cm" svg:height="0.889cm" svg:x="7.239cm" svg:y="1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381cm" svg:height="0.381cm" svg:x="7.493cm" svg:y="1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4" draw:layer="layout" svg:width="1.651cm" svg:height="1.673cm" svg:x="6.604cm" svg:y="2.032cm">
          <draw:text-box>
            <text:p><text:span text:style-name="T1">z</text:span><text:span text:style-name="T2">1</text:span></text:p>
          </draw:text-box>
        </draw:frame>
      </draw:page>
      <draw:page draw:name="page7" draw:style-name="dp1" draw:master-page-name="Default">
        <draw:custom-shape draw:style-name="gr1" draw:text-style-name="P1" draw:layer="layout" svg:width="19.59cm" svg:height="16.129cm" svg:x="-0.032cm" svg:y="-0.027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.651cm" svg:height="1.673cm" svg:x="3.81cm" svg:y="11.508cm">
          <draw:text-box>
            <text:p><text:span text:style-name="T7">x</text:span><text:span text:style-name="T8">0</text:span></text:p>
          </draw:text-box>
        </draw:frame>
        <draw:frame draw:style-name="gr2" draw:text-style-name="P2" draw:layer="layout" svg:width="7.051cm" svg:height="4.471cm" svg:x="12.447cm" svg:y="11.558cm">
          <draw:image xlink:href="Pictures/10000201000002AE000001B3867AAECD6172F899.png" xlink:type="simple" xlink:show="embed" xlink:actuate="onLoad" loext:mime-type="image/png">
            <text:p/>
          </draw:image>
        </draw:frame>
        <draw:line draw:style-name="gr3" draw:text-style-name="P3" draw:layer="layout" svg:x1="1.619cm" svg:y1="10.889cm" svg:x2="1.639cm" svg:y2="7.841cm">
          <text:p/>
        </draw:line>
        <draw:frame draw:style-name="gr4" draw:text-style-name="P4" draw:layer="layout" svg:width="1.651cm" svg:height="1.673cm" svg:x="1.238cm" svg:y="11.248cm">
          <draw:text-box>
            <text:p><text:span text:style-name="T1">z</text:span><text:span text:style-name="T2">0</text:span></text:p>
          </draw:text-box>
        </draw:frame>
        <draw:frame draw:style-name="gr4" draw:text-style-name="P5" draw:layer="layout" svg:width="1.651cm" svg:height="1.673cm" svg:x="1.492cm" svg:y="12.264cm">
          <draw:text-box>
            <text:p><text:span text:style-name="T3">F</text:span><text:span text:style-name="T4">0</text:span></text:p>
          </draw:text-box>
        </draw:frame>
        <draw:frame draw:style-name="gr4" draw:text-style-name="P6" draw:layer="layout" svg:width="1.651cm" svg:height="1.673cm" svg:x="0.381cm" svg:y="7.366cm">
          <draw:text-box>
            <text:p><text:span text:style-name="T5">y</text:span><text:span text:style-name="T6">0</text:span></text:p>
          </draw:text-box>
        </draw:frame>
        <draw:line draw:style-name="gr5" draw:text-style-name="P3" draw:layer="layout" svg:x1="1.651cm" svg:y1="10.916cm" svg:x2="4.699cm" svg:y2="10.916cm">
          <text:p/>
        </draw:line>
        <draw:g>
          <draw:custom-shape draw:style-name="gr6" draw:text-style-name="P1" draw:layer="layout" svg:width="0.889cm" svg:height="0.889cm" svg:x="1.111cm" svg:y="10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381cm" svg:height="0.381cm" svg:x="1.365cm" svg:y="1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5" draw:text-style-name="P3" draw:layer="layout" svg:x1="7.747cm" svg:y1="1.778cm" svg:x2="7.747cm" svg:y2="4.826cm">
          <text:p/>
        </draw:line>
        <draw:frame draw:style-name="gr4" draw:text-style-name="P8" draw:layer="layout" svg:width="1.651cm" svg:height="1.673cm" svg:x="6.477cm" svg:y="3.429cm">
          <draw:text-box>
            <text:p><text:span text:style-name="T7">x</text:span><text:span text:style-name="T8">1</text:span></text:p>
          </draw:text-box>
        </draw:frame>
        <draw:line draw:style-name="gr3" draw:text-style-name="P3" draw:layer="layout" svg:x1="7.747cm" svg:y1="1.805cm" svg:x2="10.922cm" svg:y2="1.805cm">
          <text:p/>
        </draw:line>
        <draw:custom-shape draw:style-name="gr15" draw:text-style-name="P9" draw:layer="layout" svg:width="0.635cm" svg:height="0.635cm" svg:x="7.366cm" svg:y="1.5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651cm" svg:height="1.673cm" svg:x="9.652cm" svg:y="1.883cm">
          <draw:text-box>
            <text:p><text:span text:style-name="T5">y</text:span><text:span text:style-name="T6">1</text:span></text:p>
          </draw:text-box>
        </draw:frame>
        <draw:g>
          <draw:custom-shape draw:style-name="gr6" draw:text-style-name="P1" draw:layer="layout" svg:width="0.889cm" svg:height="0.889cm" svg:x="7.239cm" svg:y="1.3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381cm" svg:height="0.381cm" svg:x="7.493cm" svg:y="1.65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4" draw:layer="layout" svg:width="1.651cm" svg:height="1.673cm" svg:x="6.604cm" svg:y="2.032cm">
          <draw:text-box>
            <text:p><text:span text:style-name="T1">z</text:span><text:span text:style-name="T2">1</text:span></text:p>
          </draw:text-box>
        </draw:frame>
        <draw:frame draw:style-name="gr4" draw:text-style-name="P5" draw:layer="layout" svg:width="1.651cm" svg:height="1.673cm" svg:x="8.128cm" svg:y="4.296cm">
          <draw:text-box>
            <text:p><text:span text:style-name="T3">F</text:span><text:span text:style-name="T4">1</text:span></text:p>
          </draw:text-box>
        </draw:frame>
      </draw:page>
      <draw:page draw:name="page8" draw:style-name="dp1" draw:master-page-name="Default">
        <draw:custom-shape draw:style-name="gr1" draw:text-style-name="P1" draw:layer="layout" svg:width="19.59cm" svg:height="16.129cm" svg:x="-0.032cm" svg:y="-0.0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51cm" svg:height="4.471cm" svg:x="12.446cm" svg:y="11.557cm">
          <draw:image xlink:href="Pictures/10000201000002AE000001B3867AAECD6172F899.png" xlink:type="simple" xlink:show="embed" xlink:actuate="onLoad" loext:mime-type="image/png">
            <text:p/>
          </draw:image>
        </draw:frame>
        <draw:line draw:style-name="gr3" draw:text-style-name="P3" draw:layer="layout" svg:x1="1.62cm" svg:y1="10.889cm" svg:x2="1.64cm" svg:y2="7.841cm">
          <text:p/>
        </draw:line>
        <draw:frame draw:style-name="gr16" draw:text-style-name="P4" draw:layer="layout" svg:width="2.54cm" svg:height="1.977cm" svg:x="0.254cm" svg:y="11.303cm">
          <draw:text-box>
            <text:p><text:span text:style-name="T1">z</text:span><text:span text:style-name="T2">0</text:span><text:span text:style-name="T1">=z</text:span><text:span text:style-name="T2">1</text:span></text:p>
          </draw:text-box>
        </draw:frame>
        <draw:frame draw:style-name="gr4" draw:text-style-name="P5" draw:layer="layout" svg:width="1.651cm" svg:height="1.673cm" svg:x="1.493cm" svg:y="12.264cm">
          <draw:text-box>
            <text:p><text:span text:style-name="T3">F</text:span><text:span text:style-name="T4">0</text:span></text:p>
          </draw:text-box>
        </draw:frame>
        <draw:frame draw:style-name="gr4" draw:text-style-name="P6" draw:layer="layout" svg:width="1.651cm" svg:height="1.673cm" svg:x="0.383cm" svg:y="7.339cm">
          <draw:text-box>
            <text:p><text:span text:style-name="T5">y</text:span><text:span text:style-name="T6">0</text:span></text:p>
          </draw:text-box>
        </draw:frame>
        <draw:line draw:style-name="gr5" draw:text-style-name="P3" draw:layer="layout" svg:x1="1.652cm" svg:y1="10.916cm" svg:x2="4.7cm" svg:y2="10.916cm">
          <text:p/>
        </draw:line>
        <draw:g>
          <draw:custom-shape draw:style-name="gr6" draw:text-style-name="P1" draw:layer="layout" svg:width="0.889cm" svg:height="0.889cm" svg:x="1.112cm" svg:y="10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381cm" svg:height="0.381cm" svg:x="1.366cm" svg:y="1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line draw:style-name="gr3" draw:text-style-name="P3" draw:layer="layout" svg:x1="1.541cm" svg:y1="10.898cm" svg:x2="3.74cm" svg:y2="8.788cm">
            <text:p/>
          </draw:line>
          <draw:line draw:style-name="gr5" draw:text-style-name="P3" draw:layer="layout" svg:x1="1.544cm" svg:y1="10.94cm" svg:x2="3.669cm" svg:y2="13.125cm">
            <text:p/>
          </draw:line>
          <draw:g>
            <draw:custom-shape draw:style-name="gr6" draw:text-style-name="P1" draw:layer="layout" svg:width="0.889cm" svg:height="0.889cm" draw:transform="rotate (-0.799535330338603) translate (1.551cm 10.18cm)">
              <text:p/>
  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  </draw:custom-shape>
            <draw:custom-shape draw:style-name="gr7" draw:text-style-name="P7" draw:layer="layout" svg:width="0.381cm" svg:height="0.381cm" draw:transform="rotate (-0.799535330338603) translate (1.546cm 10.539cm)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</draw:g>
        <draw:frame draw:style-name="gr4" draw:text-style-name="P8" draw:layer="layout" svg:width="1.651cm" svg:height="1.673cm" svg:x="3.812cm" svg:y="11.51cm">
          <draw:text-box>
            <text:p><text:span text:style-name="T7">x</text:span><text:span text:style-name="T8">0</text:span></text:p>
          </draw:text-box>
        </draw:frame>
        <draw:custom-shape draw:style-name="gr17" draw:text-style-name="P2" draw:layer="layout" svg:width="3.175cm" svg:height="3.048cm" svg:x="14.605cm" svg:y="11.811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.651cm" svg:height="1.673cm" svg:x="3.556cm" svg:y="12.932cm">
          <draw:text-box>
            <text:p><text:span text:style-name="T7">x</text:span><text:span text:style-name="T8">1</text:span></text:p>
          </draw:text-box>
        </draw:frame>
        <draw:frame draw:style-name="gr4" draw:text-style-name="P6" draw:layer="layout" svg:width="1.651cm" svg:height="1.673cm" svg:x="3.556cm" svg:y="7.852cm">
          <draw:text-box>
            <text:p><text:span text:style-name="T5">y</text:span><text:span text:style-name="T6">1</text:span></text:p>
          </draw:text-box>
        </draw:frame>
      </draw:page>
      <draw:page draw:name="page9" draw:style-name="dp1" draw:master-page-name="Default">
        <draw:custom-shape draw:style-name="gr1" draw:text-style-name="P1" draw:layer="layout" svg:width="19.59cm" svg:height="16.129cm" svg:x="-0.032cm" svg:y="-0.0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51cm" svg:height="4.471cm" svg:x="12.446cm" svg:y="11.557cm">
          <draw:image xlink:href="Pictures/10000201000002AE000001B3867AAECD6172F899.png" xlink:type="simple" xlink:show="embed" xlink:actuate="onLoad" loext:mime-type="image/png">
            <text:p/>
          </draw:image>
        </draw:frame>
        <draw:line draw:style-name="gr3" draw:text-style-name="P3" draw:layer="layout" svg:x1="1.62cm" svg:y1="10.889cm" svg:x2="1.64cm" svg:y2="7.841cm">
          <text:p/>
        </draw:line>
        <draw:frame draw:style-name="gr16" draw:text-style-name="P4" draw:layer="layout" svg:width="2.54cm" svg:height="1.977cm" svg:x="-0.127cm" svg:y="9.144cm">
          <draw:text-box>
            <text:p><text:span text:style-name="T1">z</text:span><text:span text:style-name="T2">0</text:span><text:span text:style-name="T1">=z</text:span><text:span text:style-name="T2">1</text:span></text:p>
          </draw:text-box>
        </draw:frame>
        <draw:frame draw:style-name="gr4" draw:text-style-name="P5" draw:layer="layout" svg:width="1.651cm" svg:height="1.673cm" svg:x="1.493cm" svg:y="12.264cm">
          <draw:text-box>
            <text:p><text:span text:style-name="T3">F</text:span><text:span text:style-name="T4">0</text:span></text:p>
          </draw:text-box>
        </draw:frame>
        <draw:frame draw:style-name="gr4" draw:text-style-name="P6" draw:layer="layout" svg:width="1.651cm" svg:height="1.673cm" svg:x="0.383cm" svg:y="7.339cm">
          <draw:text-box>
            <text:p><text:span text:style-name="T5">y</text:span><text:span text:style-name="T6">0</text:span></text:p>
          </draw:text-box>
        </draw:frame>
        <draw:line draw:style-name="gr5" draw:text-style-name="P3" draw:layer="layout" svg:x1="1.652cm" svg:y1="10.916cm" svg:x2="4.7cm" svg:y2="10.916cm">
          <text:p/>
        </draw:line>
        <draw:g>
          <draw:custom-shape draw:style-name="gr6" draw:text-style-name="P1" draw:layer="layout" svg:width="0.889cm" svg:height="0.889cm" svg:x="1.112cm" svg:y="10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381cm" svg:height="0.381cm" svg:x="1.366cm" svg:y="1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3" draw:layer="layout" svg:x1="1.678cm" svg:y1="10.922cm" svg:x2="4.726cm" svg:y2="10.963cm">
          <text:p/>
        </draw:line>
        <draw:line draw:style-name="gr5" draw:text-style-name="P3" draw:layer="layout" svg:x1="1.6cm" svg:y1="10.922cm" svg:x2="1.579cm" svg:y2="13.97cm">
          <text:p/>
        </draw:line>
        <draw:g>
          <draw:custom-shape draw:style-name="gr6" draw:text-style-name="P1" draw:layer="layout" svg:width="0.889cm" svg:height="0.889cm" draw:transform="rotate (-1.57760311087767) translate (2.038cm 10.38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7" draw:layer="layout" svg:width="0.381cm" svg:height="0.381cm" draw:transform="rotate (-1.57760311087767) translate (1.782cm 10.6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8" draw:layer="layout" svg:width="1.651cm" svg:height="1.673cm" svg:x="3.812cm" svg:y="11.51cm">
          <draw:text-box>
            <text:p><text:span text:style-name="T7">x</text:span><text:span text:style-name="T8">0</text:span></text:p>
          </draw:text-box>
        </draw:frame>
        <draw:custom-shape draw:style-name="gr17" draw:text-style-name="P2" draw:layer="layout" svg:width="3.175cm" svg:height="3.048cm" svg:x="14.605cm" svg:y="11.811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.651cm" svg:height="1.673cm" svg:x="1.651cm" svg:y="13.589cm">
          <draw:text-box>
            <text:p><text:span text:style-name="T7">x</text:span><text:span text:style-name="T8">1</text:span></text:p>
          </draw:text-box>
        </draw:frame>
        <draw:frame draw:style-name="gr4" draw:text-style-name="P6" draw:layer="layout" svg:width="1.651cm" svg:height="1.673cm" svg:x="4.699cm" svg:y="10.668cm">
          <draw:text-box>
            <text:p><text:span text:style-name="T5">y</text:span><text:span text:style-name="T6">1</text:span></text:p>
          </draw:text-box>
        </draw:frame>
      </draw:page>
      <draw:page draw:name="page10" draw:style-name="dp1" draw:master-page-name="Default">
        <draw:custom-shape draw:style-name="gr1" draw:text-style-name="P1" draw:layer="layout" svg:width="19.59cm" svg:height="16.129cm" svg:x="-0.032cm" svg:y="-0.0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51cm" svg:height="4.471cm" svg:x="12.446cm" svg:y="11.557cm">
          <draw:image xlink:href="Pictures/10000201000002AE000001B3867AAECD6172F899.png" xlink:type="simple" xlink:show="embed" xlink:actuate="onLoad" loext:mime-type="image/png">
            <text:p/>
          </draw:image>
        </draw:frame>
        <draw:line draw:style-name="gr3" draw:text-style-name="P3" draw:layer="layout" svg:x1="1.62cm" svg:y1="10.889cm" svg:x2="1.64cm" svg:y2="7.841cm">
          <text:p/>
        </draw:line>
        <draw:frame draw:style-name="gr16" draw:text-style-name="P4" draw:layer="layout" svg:width="2.54cm" svg:height="1.977cm" svg:x="-0.127cm" svg:y="9.144cm">
          <draw:text-box>
            <text:p><text:span text:style-name="T1">z</text:span><text:span text:style-name="T2">0</text:span><text:span text:style-name="T1">=z</text:span><text:span text:style-name="T2">1</text:span></text:p>
          </draw:text-box>
        </draw:frame>
        <draw:frame draw:style-name="gr4" draw:text-style-name="P5" draw:layer="layout" svg:width="1.651cm" svg:height="1.673cm" svg:x="1.493cm" svg:y="12.264cm">
          <draw:text-box>
            <text:p><text:span text:style-name="T3">F</text:span><text:span text:style-name="T4">0</text:span></text:p>
          </draw:text-box>
        </draw:frame>
        <draw:frame draw:style-name="gr4" draw:text-style-name="P6" draw:layer="layout" svg:width="1.651cm" svg:height="1.673cm" svg:x="0.383cm" svg:y="7.339cm">
          <draw:text-box>
            <text:p><text:span text:style-name="T5">y</text:span><text:span text:style-name="T6">0</text:span></text:p>
          </draw:text-box>
        </draw:frame>
        <draw:line draw:style-name="gr5" draw:text-style-name="P3" draw:layer="layout" svg:x1="1.652cm" svg:y1="10.916cm" svg:x2="4.7cm" svg:y2="10.916cm">
          <text:p/>
        </draw:line>
        <draw:g>
          <draw:custom-shape draw:style-name="gr6" draw:text-style-name="P1" draw:layer="layout" svg:width="0.889cm" svg:height="0.889cm" svg:x="1.112cm" svg:y="10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381cm" svg:height="0.381cm" svg:x="1.366cm" svg:y="1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line draw:style-name="gr3" draw:text-style-name="P3" draw:layer="layout" svg:x1="1.678cm" svg:y1="10.922cm" svg:x2="4.726cm" svg:y2="10.963cm">
          <text:p/>
        </draw:line>
        <draw:line draw:style-name="gr5" draw:text-style-name="P3" draw:layer="layout" svg:x1="1.6cm" svg:y1="10.922cm" svg:x2="1.579cm" svg:y2="13.97cm">
          <text:p/>
        </draw:line>
        <draw:g>
          <draw:custom-shape draw:style-name="gr6" draw:text-style-name="P1" draw:layer="layout" svg:width="0.889cm" svg:height="0.889cm" draw:transform="rotate (-1.57760311087767) translate (2.038cm 10.38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7" draw:layer="layout" svg:width="0.381cm" svg:height="0.381cm" draw:transform="rotate (-1.57760311087767) translate (1.782cm 10.63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8" draw:layer="layout" svg:width="1.651cm" svg:height="1.673cm" svg:x="3.812cm" svg:y="11.51cm">
          <draw:text-box>
            <text:p><text:span text:style-name="T7">x</text:span><text:span text:style-name="T8">0</text:span></text:p>
          </draw:text-box>
        </draw:frame>
        <draw:custom-shape draw:style-name="gr18" draw:text-style-name="P2" draw:layer="layout" svg:width="1.016cm" svg:height="3.048cm" svg:x="17.907cm" svg:y="11.811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.651cm" svg:height="1.673cm" svg:x="1.651cm" svg:y="13.589cm">
          <draw:text-box>
            <text:p><text:span text:style-name="T7">x</text:span><text:span text:style-name="T8">1</text:span></text:p>
          </draw:text-box>
        </draw:frame>
        <draw:frame draw:style-name="gr4" draw:text-style-name="P6" draw:layer="layout" svg:width="1.651cm" svg:height="1.673cm" svg:x="4.699cm" svg:y="10.668cm">
          <draw:text-box>
            <text:p><text:span text:style-name="T5">y</text:span><text:span text:style-name="T6">1</text:span></text:p>
          </draw:text-box>
        </draw:frame>
        <draw:custom-shape draw:style-name="gr11" draw:text-style-name="P2" draw:layer="layout" svg:width="3.029cm" svg:height="3.048cm" svg:x="4.684cm" svg:y="7.8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7.722cm" svg:y="7.8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7.749cm" svg:y="4.7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8cm" svg:height="3.048cm" svg:x="1.619cm" svg:y="4.7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4.684cm" svg:y="1.7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7.749cm" svg:y="1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28cm" svg:height="3.048cm" svg:x="10.815cm" svg:y="7.8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28cm" svg:height="3.048cm" svg:x="10.815cm" svg:y="4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28cm" svg:height="3.048cm" svg:x="10.815cm" svg:y="1.7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8cm" svg:height="3.048cm" svg:x="1.619cm" svg:y="1.747cm">
          <text:p/>
          <draw:enhanced-geometry svg:viewBox="0 0 21600 21600" draw:type="rectangle" draw:enhanced-path="M 0 0 L 21600 0 21600 21600 0 21600 0 0 Z N"/>
        </draw:custom-shape>
      </draw:page>
      <draw:page draw:name="page11" draw:style-name="dp1" draw:master-page-name="Default">
        <draw:custom-shape draw:style-name="gr1" draw:text-style-name="P1" draw:layer="layout" svg:width="19.59cm" svg:height="16.129cm" svg:x="-0.032cm" svg:y="-0.02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7.051cm" svg:height="4.471cm" svg:x="12.446cm" svg:y="11.557cm">
          <draw:image xlink:href="Pictures/10000201000002AE000001B3867AAECD6172F899.png" xlink:type="simple" xlink:show="embed" xlink:actuate="onLoad" loext:mime-type="image/png">
            <text:p/>
          </draw:image>
        </draw:frame>
        <draw:line draw:style-name="gr3" draw:text-style-name="P3" draw:layer="layout" svg:x1="1.62cm" svg:y1="10.889cm" svg:x2="1.64cm" svg:y2="7.841cm">
          <text:p/>
        </draw:line>
        <draw:frame draw:style-name="gr16" draw:text-style-name="P4" draw:layer="layout" svg:width="2.54cm" svg:height="1.977cm" svg:x="0.254cm" svg:y="9.453cm">
          <draw:text-box>
            <text:p><text:span text:style-name="T1">z</text:span><text:span text:style-name="T2">0</text:span></text:p>
          </draw:text-box>
        </draw:frame>
        <draw:frame draw:style-name="gr4" draw:text-style-name="P5" draw:layer="layout" svg:width="1.651cm" svg:height="1.673cm" svg:x="1.651cm" svg:y="11.303cm">
          <draw:text-box>
            <text:p><text:span text:style-name="T3">F</text:span><text:span text:style-name="T4">0</text:span></text:p>
          </draw:text-box>
        </draw:frame>
        <draw:frame draw:style-name="gr4" draw:text-style-name="P6" draw:layer="layout" svg:width="1.651cm" svg:height="1.673cm" svg:x="0.383cm" svg:y="7.339cm">
          <draw:text-box>
            <text:p><text:span text:style-name="T5">y</text:span><text:span text:style-name="T6">0</text:span></text:p>
          </draw:text-box>
        </draw:frame>
        <draw:line draw:style-name="gr5" draw:text-style-name="P3" draw:layer="layout" svg:x1="1.652cm" svg:y1="10.916cm" svg:x2="4.7cm" svg:y2="10.916cm">
          <text:p/>
        </draw:line>
        <draw:g>
          <draw:custom-shape draw:style-name="gr6" draw:text-style-name="P1" draw:layer="layout" svg:width="0.889cm" svg:height="0.889cm" svg:x="1.112cm" svg:y="10.38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draw:layer="layout" svg:width="0.381cm" svg:height="0.381cm" svg:x="1.366cm" svg:y="10.63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" draw:text-style-name="P8" draw:layer="layout" svg:width="1.651cm" svg:height="1.673cm" svg:x="3.812cm" svg:y="11.51cm">
          <draw:text-box>
            <text:p><text:span text:style-name="T7">x</text:span><text:span text:style-name="T8">0</text:span></text:p>
          </draw:text-box>
        </draw:frame>
        <draw:custom-shape draw:style-name="gr18" draw:text-style-name="P2" draw:layer="layout" svg:width="1.016cm" svg:height="3.048cm" svg:x="17.907cm" svg:y="11.811cm">
          <text:p/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.651cm" svg:height="1.673cm" svg:x="6.604cm" svg:y="2.413cm">
          <draw:text-box>
            <text:p><text:span text:style-name="T7">x</text:span><text:span text:style-name="T8">1</text:span></text:p>
          </draw:text-box>
        </draw:frame>
        <draw:frame draw:style-name="gr4" draw:text-style-name="P6" draw:layer="layout" svg:width="1.651cm" svg:height="1.673cm" svg:x="10.668cm" svg:y="1.502cm">
          <draw:text-box>
            <text:p><text:span text:style-name="T5">y</text:span><text:span text:style-name="T6">1</text:span></text:p>
          </draw:text-box>
        </draw:frame>
        <draw:custom-shape draw:style-name="gr11" draw:text-style-name="P2" draw:layer="layout" svg:width="3.029cm" svg:height="3.048cm" svg:x="4.684cm" svg:y="7.8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7.722cm" svg:y="7.82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7.749cm" svg:y="4.7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8cm" svg:height="3.048cm" svg:x="1.619cm" svg:y="4.7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4.684cm" svg:y="1.747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3.029cm" svg:height="3.048cm" svg:x="7.749cm" svg:y="1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28cm" svg:height="3.048cm" svg:x="10.815cm" svg:y="7.8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28cm" svg:height="3.048cm" svg:x="10.815cm" svg:y="4.74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3.028cm" svg:height="3.048cm" svg:x="10.815cm" svg:y="1.747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" draw:layer="layout" svg:width="3.08cm" svg:height="3.048cm" svg:x="1.619cm" svg:y="1.747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7.774cm" svg:y1="1.712cm" svg:x2="10.822cm" svg:y2="1.753cm">
          <text:p/>
        </draw:line>
        <draw:line draw:style-name="gr5" draw:text-style-name="P3" draw:layer="layout" svg:x1="7.743cm" svg:y1="1.812cm" svg:x2="7.722cm" svg:y2="4.86cm">
          <text:p/>
        </draw:line>
        <draw:g>
          <draw:custom-shape draw:style-name="gr6" draw:text-style-name="P1" draw:layer="layout" svg:width="0.889cm" svg:height="0.889cm" draw:transform="rotate (-1.57760311087767) translate (8.134cm 1.276cm)">
            <text:p/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7" draw:text-style-name="P7" draw:layer="layout" svg:width="0.381cm" svg:height="0.381cm" draw:transform="rotate (-1.57760311087767) translate (7.878cm 1.528cm)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6" draw:text-style-name="P4" draw:layer="layout" svg:width="2.54cm" svg:height="1.977cm" svg:x="6.35cm" svg:y="0.381cm">
          <draw:text-box>
            <text:p><text:span text:style-name="T1">z</text:span><text:span text:style-name="T2">1</text:span></text:p>
          </draw:text-box>
        </draw:frame>
        <draw:frame draw:style-name="gr4" draw:text-style-name="P5" draw:layer="layout" svg:width="1.651cm" svg:height="1.673cm" svg:x="8.128cm" svg:y="2.264cm">
          <draw:text-box>
            <text:p><text:span text:style-name="T3">F</text:span><text:span text:style-name="T4">1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558cm" fo:page-height="16.00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6T16:38:46.947098571</meta:creation-date>
    <dc:date>2025-02-26T17:31:06.491325407</dc:date>
    <meta:editing-duration>PT23M51S</meta:editing-duration>
    <meta:editing-cycles>4</meta:editing-cycles>
    <meta:generator>LibreOffice/6.4.7.2$Linux_X86_64 LibreOffice_project/40$Build-2</meta:generator>
    <meta:document-statistic meta:object-count="261"/>
  </office:meta>
</office:document-meta>
</file>